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28cbe" officeooo:paragraph-rsid="00c28cbe"/>
    </style:style>
    <style:style style:name="T1" style:family="text">
      <style:text-properties officeooo:rsid="00c28cbe"/>
    </style:style>
    <style:style style:name="T2" style:family="text">
      <style:text-properties officeooo:rsid="00c20b50"/>
    </style:style>
    <style:style style:name="T3" style:family="text">
      <style:text-properties fo:font-size="18pt" officeooo:rsid="00c28c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riangles isométriques</text:span></text:p>
      <text:p text:style-name="Standard"/>
      <text:p text:style-name="P3"><text:span text:style-name="T2">Exercices du livre : pages 1</text:span><text:span text:style-name="T3">75</text:span><text:span text:style-name="T2">-</text:span><text:span text:style-name="T3">184</text:span></text:p>
      <text:p text:style-name="P3"/>
      <text:p text:style-name="P3"/>
      <text:p text:style-name="P4">Définition</text:p>
      <text:p text:style-name="P4">oral : 16, 18, 19, 24, 28, 30</text:p>
      <text:p text:style-name="P4">20</text:p>
      <text:p text:style-name="Standard"/>
      <text:p text:style-name="Standard"/>
      <text:p text:style-name="P4">Cas d’égalités</text:p>
      <text:p text:style-name="P1"><text:span text:style-name="T1">oral : 5, 6, 7, 9, 32</text:span></text:p>
      <text:p text:style-name="P3"><text:span text:style-name="T3">démonstrations</text:span><text:span text:style-name="T2"> : </text:span><text:span text:style-name="T3">3, 27, 29, 31, 33, 34, 35, 36, 37, 41, 42, 43, 44, 47, 57, 5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4M39S</meta:editing-duration>
    <meta:editing-cycles>150</meta:editing-cycles>
    <meta:generator>LibreOffice/6.4.6.2$Linux_X86_64 LibreOffice_project/40$Build-2</meta:generator>
    <meta:initial-creator>Véronique et Thibaud FONTANET</meta:initial-creator>
    <dc:date>2021-01-30T23:25:53.948466483</dc:date>
    <meta:print-date>2021-01-04T09:36:06.738044778</meta:print-date>
    <meta:document-statistic meta:table-count="0" meta:image-count="0" meta:object-count="0" meta:page-count="1" meta:paragraph-count="8" meta:word-count="45" meta:character-count="210" meta:non-whitespace-character-count="173"/>
  </office:meta>
</office:document-meta>
</file>